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Autochthonous transmission casesb</text:p>
          </table:table-cell>
          <table:table-cell table:style-name="ce1"/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table:style-name="ce1"/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table:number-columns-repeated="4" table:style-name="ce1"/>
          <table:table-cell office:value-type="string" table:style-name="ce1">
            <text:p>X 10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g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7" table:style-name="ce1"/>
          <table:table-cell office:value-type="string" table:style-name="ce1">
            <text:p>36,28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8,6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24,1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22" table:style-name="ce1">
            <text:p>722</text:p>
          </table:table-cell>
          <table:table-cell office:value-type="float" office:value="154" table:style-name="ce1">
            <text:p>154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489,1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 g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,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.900000000000006" table:style-name="ce1">
            <text:p>67.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,8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6,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7.85" table:style-name="ce1">
            <text:p>97.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1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4,992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6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4,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4.91" table:style-name="ce1">
            <text:p>174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1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3.38" table:style-name="ce1">
            <text:p>83.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1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90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3,362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73.319999999999993" table:style-name="ce1">
            <text:p>73.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6,3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7" table:style-name="ce1"/>
          <table:table-cell office:value-type="string" table:style-name="ce1">
            <text:p>11,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8.19" table:style-name="ce1">
            <text:p>298.19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22" table:style-name="ce1">
            <text:p>7.22</text:p>
          </table:table-cell>
          <table:table-cell office:value-type="float" office:value="0" table:style-name="ce1">
            <text:p>0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7" table:style-name="ce1"/>
          <table:table-cell office:value-type="float" office:value="396" table:style-name="ce1">
            <text:p>3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68" table:style-name="ce1">
            <text:p>968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3.08" table:style-name="ce1">
            <text:p>3.0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37,75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19,614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1.07" table:style-name="ce1">
            <text:p>191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8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9,233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.950000000000003" table:style-name="ce1">
            <text:p>39.9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8,6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7" table:style-name="ce1">
            <text:p>37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7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36" table:style-name="ce1">
            <text:p>12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38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46" table:style-name="ce1">
            <text:p>46</text:p>
          </table:table-cell>
          <table:table-cell office:value-type="float" office:value="122" table:style-name="ce1">
            <text:p>122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77" table:style-name="ce1">
            <text:p>0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3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,10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7" table:style-name="ce1">
            <text:p>1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51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2,356</text:p>
          </table:table-cell>
          <table:table-cell office:value-type="string" table:style-name="ce1">
            <text:p>3,326</text:p>
          </table:table-cell>
          <table:table-cell office:value-type="float" office:value="6" table:style-name="ce1">
            <text:p>6</text:p>
          </table:table-cell>
          <table:table-cell office:value-type="float" office:value="32.909999999999997" table:style-name="ce1">
            <text:p>32.9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138,82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3,394</text:p>
          </table:table-cell>
          <table:table-cell office:value-type="float" office:value="322" table:style-name="ce1">
            <text:p>32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3,8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36,287</text:p>
          </table:table-cell>
          <table:table-cell office:value-type="string" table:style-name="ce1">
            <text:p>116,5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8.35" table:style-name="ce1">
            <text:p>168.3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209,5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8,1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47" table:style-name="ce1">
            <text:p>47</text:p>
          </table:table-cell>
          <table:table-cell office:value-type="float" office:value="877" table:style-name="ce1">
            <text:p>87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.61" table:style-name="ce1">
            <text:p>13.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7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7" table:style-name="ce1"/>
          <table:table-cell office:value-type="float" office:value="344" table:style-name="ce1">
            <text:p>34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40,558</text:p>
          </table:table-cell>
          <table:table-cell office:value-type="string" table:style-name="ce1">
            <text:p>116,883</text:p>
          </table:table-cell>
          <table:table-cell office:value-type="float" office:value="93" table:style-name="ce1">
            <text:p>93</text:p>
          </table:table-cell>
          <table:table-cell office:value-type="float" office:value="128.29" table:style-name="ce1">
            <text:p>128.2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1">
            <text:p>278,6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 g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.82" table:style-name="ce1">
            <text:p>58.82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 g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.55" table:style-name="ce1">
            <text:p>42.5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 g</text:p>
          </table:table-cell>
          <table:table-cell office:value-type="float" office:value="28" table:style-name="ce1">
            <text:p>28</text:p>
          </table:table-cell>
          <table:table-cell office:value-type="float" office:value="698" table:style-name="ce1">
            <text:p>69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7.54" table:style-name="ce1">
            <text:p>617.5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 g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4" table:style-name="ce1">
            <text:p>19.34</text:p>
          </table:table-cell>
          <table:table-cell office:value-type="float" office:value="0" table:style-name="ce1">
            <text:p>0</text:p>
          </table:table-cell>
          <table:table-cell office:value-type="float" office:value="393" table:style-name="ce1">
            <text:p>3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 g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55" table:style-name="ce1">
            <text:p>29.55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g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4.21" table:style-name="ce1">
            <text:p>84.21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g</text:p>
          </table:table-cell>
          <table:table-cell table:number-columns-repeated="7" table:style-name="ce1"/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g</text:p>
          </table:table-cell>
          <table:table-cell office:value-type="float" office:value="24" table:style-name="ce1">
            <text:p>24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6.22" table:style-name="ce1">
            <text:p>366.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g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2.79" table:style-name="ce1">
            <text:p>92.79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g</text:p>
          </table:table-cell>
          <table:table-cell office:value-type="float" office:value="16" table:style-name="ce1">
            <text:p>16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.329999999999998" table:style-name="ce1">
            <text:p>19.33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g</text:p>
          </table:table-cell>
          <table:table-cell office:value-type="float" office:value="24" table:style-name="ce1">
            <text:p>24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31" table:style-name="ce1">
            <text:p>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 g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g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.85" table:style-name="ce1">
            <text:p>53.8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g</text:p>
          </table:table-cell>
          <table:table-cell office:value-type="float" office:value="24" table:style-name="ce1">
            <text:p>24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9.510000000000005" table:style-name="ce1">
            <text:p>69.51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g</text:p>
          </table:table-cell>
          <table:table-cell office:value-type="float" office:value="24" table:style-name="ce1">
            <text:p>24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1.96" table:style-name="ce1">
            <text:p>151.96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.27" table:style-name="ce1">
            <text:p>29.2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g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22" table:style-name="ce1">
            <text:p>43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g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.14" table:style-name="ce1">
            <text:p>43.1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.35" table:style-name="ce1">
            <text:p>32.3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,59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7,339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319,841</text:p>
          </table:table-cell>
          <table:table-cell office:value-type="string" table:style-name="ce1">
            <text:p>121,801</text:p>
          </table:table-cell>
          <table:table-cell office:value-type="float" office:value="258" table:style-name="ce1">
            <text:p>258</text:p>
          </table:table-cell>
          <table:table-cell office:value-type="float" office:value="44.25" table:style-name="ce1">
            <text:p>44.25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1">
            <text:p>998,01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58Z</meta:creation-date>
    <dc:date>2018-09-01T15:23:31Z</dc:date>
  </office:meta>
</office:document-meta>
</file>